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color="#FF3333"/>
    </style:style>
    <style:style style:name="ce6" style:family="table-cell" style:parent-style-name="Default" style:data-style-name="N0">
      <style:table-cell-properties style:vertical-align="automatic" style:shrink-to-fit="true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0">
      <style:text-properties fo:color="#009900"/>
    </style:style>
    <style:style style:name="ce15" style:family="table-cell" style:parent-style-name="Default" style:data-style-name="N0">
      <style:text-properties fo:color="#0000FF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19"/>
    <style:style style:name="ce19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8.46666666666667cm"/>
    </style:style>
    <style:style style:name="co9" style:family="table-column">
      <style:table-column-properties fo:break-before="auto" style:column-width="6.2177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2.592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79.5pt" style:use-optimal-row-height="false" fo:break-before="auto"/>
    </style:style>
    <style:style style:name="ro4" style:family="table-row">
      <style:table-row-properties style:row-height="72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3" table:style-name="ce7">
            <text:p>PRODUCT BACKLOG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8">
            <text:p>EPIC: MÓDULO RH (RECURSOS HUMANOS)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8">
            <text:p>CHAPTER 1: SERVID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nclui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Exclui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Consulta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Listar Servidor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tualiza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Inclui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Exclui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Consultar Informação Complementar Servidor (Perfil)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Lista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Atualiza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Inclui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Exclui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Consultar Informação Complementar Servidor (Capacitação)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Lista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Atualiza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3">
          <table:table-cell office:value-type="float" office:value="16" table:style-name="ce4">
            <text:p>16</text:p>
          </table:table-cell>
          <table:table-cell office:value-type="string" table:style-name="ce1">
            <text:p>Definir parâmetros para relatório</text:p>
          </table:table-cell>
          <table:table-cell office:value-type="string" table:style-name="ce4">
            <text:p>Importante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seria uma funcionalidade para</text:p>
            <text:p><text:s/>selecionar a partir dos campos</text:p>
            <text:p><text:s/>Do servidor quais campos</text:p>
            <text:p>Serão incluídos no relatório</text:p>
            <text:p><text:s/>(parametrização)</text:p>
          </table:table-cell>
          <table:table-cell table:number-columns-repeated="1637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Gerar relatório servidor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Gerar declaração servidor ???</text:p>
          </table:table-cell>
          <table:table-cell office:value-type="string" table:style-name="ce4">
            <text:p>Importante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Gerar portaria inicial de localização</text:p>
          </table:table-cell>
          <table:table-cell office:value-type="string" table:style-name="ce4">
            <text:p>Útil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Verificar como faremos a</text:p>
            <text:p><text:s/>Numeração da portari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9">
            <text:p>CHAPTER 2: SET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4">
          <table:table-cell office:value-type="float" office:value="19" table:style-name="ce4">
            <text:p>19</text:p>
          </table:table-cell>
          <table:table-cell office:value-type="string" table:style-name="ce4">
            <text:p>Inclui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- Incluir o setor “Direção Geral” que não possui Setor responsável</text:p>
            <text:p>e verificar sua Inclusão no banco de dados.</text:p>
            <text:p>- Incluir o setor “Ensino” e colocar o setor “Direção Geral”</text:p>
            <text:p>como responsável por este setor. Verificar sua inclusão no</text:p>
            <text:p><text:s/>Banco de dados.</text:p>
            <text:p>- Incluir um setor e deixar o “nome do setor” em branco.</text:p>
            <text:p>O sistema deverá dar uma msg de erro.</text:p>
            <text:p>- A tela deverá possuir o CSS já aplicado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Exclui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Consulta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Listar Setor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Atualizar Setor</text:p>
          </table:table-cell>
          <table:table-cell office:value-type="string" table:style-name="ce4">
            <text:p>Crítico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Efetuar autenticação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Alterar Senha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Esqueci minha senha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Inclui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Alter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Exclui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Consult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Associ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8">
            <text:p>CHAPTER 2: INFRAESTRUTUR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Criar Repositório do Projeto</text:p>
          </table:table-cell>
          <table:table-cell office:value-type="string" table:style-name="ce4">
            <text:p>Crítico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Criar Projeto Eclipse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4" table:style-name="ce4">
            <text:p>34</text:p>
          </table:table-cell>
          <table:table-cell table:number-columns-repeated="5" table:style-name="ce4"/>
          <table:table-cell table:number-columns-repeated="16378"/>
        </table:table-row>
        <table:table-row table:style-name="ro1">
          <table:table-cell office:value-type="float" office:value="35" table:style-name="ce4">
            <text:p>35</text:p>
          </table:table-cell>
          <table:table-cell table:number-columns-repeated="5" table:style-name="ce4"/>
          <table:table-cell table:number-columns-repeated="16378"/>
        </table:table-row>
        <table:table-row table:style-name="ro1">
          <table:table-cell office:value-type="float" office:value="36" table:style-name="ce4">
            <text:p>36</text:p>
          </table:table-cell>
          <table:table-cell table:number-columns-repeated="5" table:style-name="ce4"/>
          <table:table-cell table:number-columns-repeated="16378"/>
        </table:table-row>
        <table:table-row table:number-rows-repeated="1048526" table:style-name="ro1">
          <table:table-cell table:number-columns-repeated="16384"/>
        </table:table-row>
      </table:table>
      <table:table table:name="Spring_Backlog_1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16378" table:default-cell-style-name="ce1"/>
        <table:table-row table:style-name="ro5">
          <table:table-cell office:value-type="string" table:style-name="ce10">
            <text:p>Sprint 1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1">
            <text:p>Início: 21/03/16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1">
            <text:p>Final: 11/04/16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Incluir Set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2">
            <text:p>Tarefa</text:p>
          </table:table-cell>
          <table:table-cell office:value-type="string" table:style-name="ce12">
            <text:p>Responsável</text:p>
          </table:table-cell>
          <table:table-cell office:value-type="string" table:style-name="ce11">
            <text:p>Esforço</text:p>
          </table:table-cell>
          <table:table-cell office:value-type="string" table:style-name="ce11">
            <text:p>Data Início</text:p>
          </table:table-cell>
          <table:table-cell office:value-type="string" table:style-name="ce11">
            <text:p>Data Fim</text:p>
          </table:table-cell>
          <table:table-cell office:value-type="string" table:style-name="ce11">
            <text:p>Observaç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crever a estória de usuário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08T00:00:00" table:style-name="ce13">
            <text:p>08/10/15</text:p>
          </table:table-cell>
          <table:table-cell office:value-type="date" office:date-value="2015-10-08T00:00:00" table:style-name="ce13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elar as classes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1 hora</text:p>
          </table:table-cell>
          <table:table-cell office:value-type="date" office:date-value="2015-10-08T00:00:00" table:style-name="ce13">
            <text:p>08/10/15</text:p>
          </table:table-cell>
          <table:table-cell office:value-type="date" office:date-value="2015-10-08T00:00:00" table:style-name="ce13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riar diagrama de sequência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08T00:00:00" table:style-name="ce13">
            <text:p>08/10/15</text:p>
          </table:table-cell>
          <table:table-cell office:value-type="date" office:date-value="2015-10-08T00:00:00" table:style-name="ce13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Criar a interface HTML</text:p>
          </table:table-cell>
          <table:table-cell office:value-type="string" table:style-name="ce1">
            <text:p>Andrius (Participa Maria Eduarda)</text:p>
          </table:table-cell>
          <table:table-cell office:value-type="string" table:style-name="ce1">
            <text:p>4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3T00:00:00" table:style-name="ce13">
            <text:p>13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Implementar as validações (lado cliente)</text:p>
          </table:table-cell>
          <table:table-cell office:value-type="string" table:style-name="ce1">
            <text:p>Andrius (Participa Maria Eduarda)</text:p>
          </table:table-cell>
          <table:table-cell office:value-type="string" table:style-name="ce1">
            <text:p>6 horas</text:p>
          </table:table-cell>
          <table:table-cell office:value-type="date" office:date-value="2015-10-14T00:00:00" table:style-name="ce13">
            <text:p>14/10/15</text:p>
          </table:table-cell>
          <table:table-cell office:value-type="date" office:date-value="2015-10-15T00:00:00" table:style-name="ce13">
            <text:p>15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Definir estilos (CSS)</text:p>
          </table:table-cell>
          <table:table-cell office:value-type="string" table:style-name="ce1">
            <text:p>Rodrigo (Participa Aschley)</text:p>
          </table:table-cell>
          <table:table-cell office:value-type="string" table:style-name="ce1">
            <text:p>16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5T00:00:00" table:style-name="ce13">
            <text:p>15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Implementar os servlets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12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9T00:00:00" table:style-name="ce13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Implementar as validações (lado servidor)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8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9T00:00:00" table:style-name="ce13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Implementar as classes de acesso ao BD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12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9T00:00:00" table:style-name="ce13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Criar o script do BD</text:p>
          </table:table-cell>
          <table:table-cell office:value-type="string" table:style-name="ce1">
            <text:p>Rodrigo (Participa Aschley)</text:p>
          </table:table-cell>
          <table:table-cell office:value-type="string" table:style-name="ce1">
            <text:p>4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2T00:00:00" table:style-name="ce13">
            <text:p>12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estar a funcionalidade de inclusão de setor</text:p>
          </table:table-cell>
          <table:table-cell office:value-type="string" table:style-name="ce1">
            <text:p>Rodrigo (todos participam)</text:p>
          </table:table-cell>
          <table:table-cell office:value-type="string" table:style-name="ce1">
            <text:p>4 horas</text:p>
          </table:table-cell>
          <table:table-cell office:value-type="date" office:date-value="2015-10-20T00:00:00" table:style-name="ce13">
            <text:p>20/10/15</text:p>
          </table:table-cell>
          <table:table-cell office:value-type="date" office:date-value="2015-10-21T00:00:00" table:style-name="ce13">
            <text:p>21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finamento implementação (após testes)</text:p>
          </table:table-cell>
          <table:table-cell office:value-type="string" table:style-name="ce1">
            <text:p>Rodrigo (todos participam)</text:p>
          </table:table-cell>
          <table:table-cell office:value-type="string" table:style-name="ce1">
            <text:p>8 horas</text:p>
          </table:table-cell>
          <table:table-cell office:value-type="date" office:date-value="2015-10-21T00:00:00" table:style-name="ce13">
            <text:p>21/10/15</text:p>
          </table:table-cell>
          <table:table-cell office:value-type="date" office:date-value="2015-10-22T00:00:00" table:style-name="ce13">
            <text:p>22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monstrar a estória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26T00:00:00" table:style-name="ce13">
            <text:p>26/10/15</text:p>
          </table:table-cell>
          <table:table-cell office:value-type="date" office:date-value="2015-10-26T00:00:00" table:style-name="ce13">
            <text:p>26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finir os requisitos não funcionais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26T00:00:00" table:style-name="ce13">
            <text:p>26/10/15</text:p>
          </table:table-cell>
          <table:table-cell office:value-type="date" office:date-value="2015-10-26T00:00:00" table:style-name="ce13">
            <text:p>26/10/15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Criar Repositóri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2">
            <text:p>Tarefa</text:p>
          </table:table-cell>
          <table:table-cell office:value-type="string" table:style-name="ce12">
            <text:p>Responsável</text:p>
          </table:table-cell>
          <table:table-cell office:value-type="string" table:style-name="ce11">
            <text:p>Esforço</text:p>
          </table:table-cell>
          <table:table-cell office:value-type="string" table:style-name="ce16">
            <text:p>Data início</text:p>
          </table:table-cell>
          <table:table-cell office:value-type="string" table:style-name="ce16">
            <text:p>Data fim</text:p>
          </table:table-cell>
          <table:table-cell office:value-type="string" table:style-name="ce11">
            <text:p>Observaç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tudar github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1 hora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Quais comandos necessários para instalar e (CONCLUÍDO)usar o repositó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ar repositório no github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finir a estrutura de pastas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serir colaboradores do projeto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stalar cliente Git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1 hora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Nas máquinas que farão acesso ao repositó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lizar testes de conexao com o repositório</text:p>
          </table:table-cell>
          <table:table-cell office:value-type="string" table:style-name="ce1">
            <text:p>Matheus<text:s/></text:p>
          </table:table-cell>
          <table:table-cell office:value-type="string" table:style-name="ce1">
            <text:p>3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Gravar projeto via cliente, clonar projeto dentre outr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resentar aos colegas<text:s/>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3">
            <text:p>24/03/16</text:p>
          </table:table-cell>
          <table:table-cell office:value-type="date" office:date-value="2016-03-24T00:00:00" table:style-name="ce13">
            <text:p>24/03/16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Criar Diagrama de Class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2">
            <text:p>Tarefa</text:p>
          </table:table-cell>
          <table:table-cell office:value-type="string" table:style-name="ce12">
            <text:p>Responsável</text:p>
          </table:table-cell>
          <table:table-cell office:value-type="string" table:style-name="ce17">
            <text:p>Esforço</text:p>
          </table:table-cell>
          <table:table-cell table:number-columns-repeated="2" table:style-name="ce11"/>
          <table:table-cell office:value-type="string" table:style-name="ce11">
            <text:p>Observaçã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nstalar Astah Comunity 7.0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3T00:00:00" table:style-name="ce13">
            <text:p>23/03/16</text:p>
          </table:table-cell>
          <table:table-cell office:value-type="date" office:date-value="2016-03-23T00:00:00" table:style-name="ce13">
            <text:p>23/03/16</text:p>
          </table:table-cell>
          <table:table-cell office:value-type="string" table:style-name="ce1">
            <text:p>(CONCLUÍDO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studar melhores práticas do diagrama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3T00:00:00" table:style-name="ce13">
            <text:p>23/03/16</text:p>
          </table:table-cell>
          <table:table-cell office:value-type="date" office:date-value="2016-03-23T00:00:00" table:style-name="ce13">
            <text:p>23/03/16</text:p>
          </table:table-cell>
          <table:table-cell office:value-type="string" table:style-name="ce1">
            <text:p>(CONCLUÍDO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mplementar diagrama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 horas</text:p>
          </table:table-cell>
          <table:table-cell office:value-type="date" office:date-value="2016-03-23T00:00:00" table:style-name="ce18">
            <text:p>23/03/2016</text:p>
          </table:table-cell>
          <table:table-cell office:value-type="date" office:date-value="2016-03-23T00:00:00" table:style-name="ce18">
            <text:p>23/03/2016</text:p>
          </table:table-cell>
          <table:table-cell office:value-type="string" table:style-name="ce1">
            <text:p>(CONCLUÍDO)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spanned="6" table:number-rows-spanned="1" table:style-name="ce19"/>
          <table:covered-table-cell table:number-columns-repeated="5"/>
          <table:table-cell table:number-columns-repeated="16377"/>
        </table:table-row>
        <table:table-row table:style-name="ro2">
          <table:table-cell office:value-type="string" table:number-columns-spanned="6" table:number-rows-spanned="1" table:style-name="ce8">
            <text:p>Estória de Usuário: Criar Ambiente de Desenvolvimento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2">
            <text:p>Tarefa</text:p>
          </table:table-cell>
          <table:table-cell office:value-type="string" table:style-name="ce12">
            <text:p>Responsável</text:p>
          </table:table-cell>
          <table:table-cell office:value-type="string" table:style-name="ce17">
            <text:p>Esforço</text:p>
          </table:table-cell>
          <table:table-cell table:number-columns-repeated="2" table:style-name="ce11"/>
          <table:table-cell office:value-type="string" table:style-name="ce11">
            <text:p>Observaçã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nstalar Netbeans 8.0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3">
            <text:p>24/03/16</text:p>
          </table:table-cell>
          <table:table-cell office:value-type="date" office:date-value="2016-03-24T00:00:00" table:style-name="ce13">
            <text:p>24/03/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riar projeto teste e executar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3">
            <text:p>24/03/16</text:p>
          </table:table-cell>
          <table:table-cell office:value-type="date" office:date-value="2016-03-24T00:00:00" table:style-name="ce13">
            <text:p>24/03/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stalar Primefaces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8">
            <text:p>24/03/2016</text:p>
          </table:table-cell>
          <table:table-cell office:value-type="date" office:date-value="2016-03-24T00:00:00" table:style-name="ce18">
            <text:p>24/03/20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stalar Jquery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8">
            <text:p>24/03/2016</text:p>
          </table:table-cell>
          <table:table-cell office:value-type="date" office:date-value="2016-03-24T00:00:00" table:style-name="ce18">
            <text:p>24/03/20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alizar conexaocom repositório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 horas</text:p>
          </table:table-cell>
          <table:table-cell office:value-type="date" office:date-value="2016-03-24T00:00:00" table:style-name="ce18">
            <text:p>24/03/2016</text:p>
          </table:table-cell>
          <table:table-cell office:value-type="date" office:date-value="2016-03-24T00:00:00" table:style-name="ce18">
            <text:p>24/03/2016</text:p>
          </table:table-cell>
          <table:table-cell table:number-columns-repeated="16379" table:style-name="ce1"/>
        </table:table-row>
        <table:table-row table:number-rows-repeated="104853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5-09-03T13:20:20Z</meta:creation-date>
    <dc:date>2016-03-24T12:11:03Z</dc:date>
    <meta:editing-cycles>19</meta:editing-cycles>
    <meta:editing-duration>PT13805S</meta:editing-duration>
    <meta:user-defined meta:name="WorkbookGuid">12a73a3b-2599-42a6-b67e-7a51b3791b69</meta:user-defined>
  </office:meta>
</office:document-meta>
</file>